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7445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2.14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number-columns-repeated="2" table:default-cell-style-name="ce2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Digikey Part Number</text:p>
          </table:table-cell>
          <table:table-cell table:style-name="ce1" office:value-type="string" calcext:value-type="string">
            <text:p>Notes:</text:p>
          </table:table-cell>
          <table:table-cell table:style-name="ce1" table:number-columns-repeated="2"/>
          <table:table-cell table:style-name="ce5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<text:a xlink:href="http://www.digikey.com/scripts/DkSearch/dksus.dll?Detail&amp;itemSeq=227635715&amp;uq=636300188084534534" xlink:type="simple">490-13259-1-ND</text:a></text:p>
          </table:table-cell>
          <table:table-cell office:value-type="string" calcext:value-type="string">
            <text:p>600 ohm @ 100MHz, automotiv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<text:a xlink:href="http://www.digikey.com/scripts/DkSearch/dksus.dll?Detail&amp;itemSeq=227635235&amp;uq=636300184749527619" xlink:type="simple">399-6856-1-ND</text:a></text:p>
          </table:table-cell>
          <table:table-cell office:value-type="string" calcext:value-type="string">
            <text:p>50V, X7R, automotiv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EUC1210</text:p>
          </table:table-cell>
          <table:table-cell office:value-type="string" calcext:value-type="string">
            <text:p>C5, C6</text:p>
          </table:table-cell>
          <table:table-cell table:style-name="ce4" office:value-type="string" calcext:value-type="string">
            <text:p><text:a xlink:href="http://www.digikey.com/scripts/DkSearch/dksus.dll?Detail&amp;itemSeq=227635454&amp;uq=636300186254974534" xlink:type="simple">1276-6706-1-ND</text:a></text:p>
          </table:table-cell>
          <table:table-cell office:value-type="string" calcext:value-type="string">
            <text:p>Automotive, boardflex,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1, R2</text:p>
          </table:table-cell>
          <table:table-cell table:style-name="ce4" office:value-type="string" calcext:value-type="string">
            <text:p><text:a xlink:href="http://www.digikey.com/scripts/DkSearch/dksus.dll?Detail&amp;itemSeq=227636237&amp;uq=636300190299421015" xlink:type="simple">P10.0KHCT-ND</text:a></text:p>
          </table:table-cell>
          <table:table-cell office:value-type="string" calcext:value-type="string">
            <text:p>Automotiv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<text:a xlink:href="http://www.digikey.com/scripts/DkSearch/dksus.dll?Detail&amp;itemSeq=227634859&amp;uq=636300183112740327" xlink:type="simple">1276-2282-1-ND</text:a></text:p>
          </table:table-cell>
          <table:table-cell office:value-type="string" calcext:value-type="string">
            <text:p>Automotive, C0G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C1100XL</text:p>
          </table:table-cell>
          <table:table-cell office:value-type="string" calcext:value-type="string">
            <text:p>LPC1113/4/5_QFP48_XLSERIE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<text:a xlink:href="http://www.digikey.com/scripts/DkSearch/dksus.dll?Detail&amp;itemSeq=227632778&amp;uq=636300174791490377" xlink:type="simple">568-8575-ND</text:a></text:p>
          </table:table-cell>
          <table:table-cell office:value-type="string" calcext:value-type="string">
            <text:p>LPC1114FBD48/303,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-pin ISP header</text:p>
          </table:table-cell>
          <table:table-cell office:value-type="string" calcext:value-type="string">
            <text:p>PINHD-2X3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<text:a xlink:href="http://www.digikey.com/scripts/DkSearch/dksus.dll?Detail&amp;itemSeq=227636688&amp;uq=636300193047415787" xlink:type="simple">952-2120-ND</text:a></text:p>
          </table:table-cell>
          <table:table-cell office:value-type="string" calcext:value-type="string">
            <text:p>Gold, nylon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MHz xtal &lt;60ohms</text:p>
          </table:table-cell>
          <table:table-cell office:value-type="string" calcext:value-type="string">
            <text:p>CRYSTALHC49S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<text:a xlink:href="http://www.digikey.com/scripts/DkSearch/dksus.dll?Detail&amp;itemSeq=227637146&amp;uq=636300195516290541" xlink:type="simple">887-1238-ND</text:a></text:p>
          </table:table-cell>
          <table:table-cell office:value-type="string" calcext:value-type="string">
            <text:p>18pF, 40 ohms, 10pp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5209</text:p>
          </table:table-cell>
          <table:table-cell office:value-type="string" calcext:value-type="string">
            <text:p>MIC523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<text:a xlink:href="http://www.digikey.com/scripts/DkSearch/dksus.dll?Detail&amp;itemSeq=227632205&amp;uq=636300171262777541" xlink:type="simple">576-1837-5-ND</text:a></text:p>
          </table:table-cell>
          <table:table-cell office:value-type="string" calcext:value-type="string">
            <text:p>Actually MIC5239, 3.3v</text:p>
          </table:table-cell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E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4:26:38.55667555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0" meta:object-count="0"/>
  </office:meta>
</office:document-meta>
</file>